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2b7d" officeooo:paragraph-rsid="000b2b7d"/>
    </style:style>
    <style:style style:name="P2" style:family="paragraph" style:parent-style-name="Standard">
      <style:text-properties officeooo:rsid="000ce1ad" officeooo:paragraph-rsid="000ce1ad"/>
    </style:style>
    <style:style style:name="P3" style:family="paragraph" style:parent-style-name="Standard">
      <style:text-properties officeooo:rsid="000ce1ad" officeooo:paragraph-rsid="0017b22e"/>
    </style:style>
    <style:style style:name="P4" style:family="paragraph" style:parent-style-name="Standard">
      <style:text-properties officeooo:rsid="000e45bc" officeooo:paragraph-rsid="000e45bc"/>
    </style:style>
    <style:style style:name="P5" style:family="paragraph" style:parent-style-name="Standard">
      <style:text-properties officeooo:rsid="000f412e" officeooo:paragraph-rsid="000f412e"/>
    </style:style>
    <style:style style:name="P6" style:family="paragraph" style:parent-style-name="Standard">
      <style:text-properties officeooo:rsid="00111068" officeooo:paragraph-rsid="00111068"/>
    </style:style>
    <style:style style:name="P7" style:family="paragraph" style:parent-style-name="Standard">
      <style:text-properties officeooo:rsid="001231f5" officeooo:paragraph-rsid="001231f5"/>
    </style:style>
    <style:style style:name="P8" style:family="paragraph" style:parent-style-name="Standard">
      <style:text-properties officeooo:rsid="0013c2f5" officeooo:paragraph-rsid="0013c2f5"/>
    </style:style>
    <style:style style:name="P9" style:family="paragraph" style:parent-style-name="Standard">
      <style:text-properties officeooo:rsid="00160912" officeooo:paragraph-rsid="00160912"/>
    </style:style>
    <style:style style:name="P10" style:family="paragraph" style:parent-style-name="Standard">
      <style:text-properties officeooo:rsid="001aa5be" officeooo:paragraph-rsid="001aa5be"/>
    </style:style>
    <style:style style:name="P11" style:family="paragraph" style:parent-style-name="Standard">
      <style:text-properties officeooo:rsid="001b8052" officeooo:paragraph-rsid="001b8052"/>
    </style:style>
    <style:style style:name="P12" style:family="paragraph" style:parent-style-name="Standard">
      <style:text-properties officeooo:rsid="001d1a3b" officeooo:paragraph-rsid="001d1a3b"/>
    </style:style>
    <style:style style:name="T1" style:family="text">
      <style:text-properties officeooo:rsid="00111068"/>
    </style:style>
    <style:style style:name="T2" style:family="text">
      <style:text-properties officeooo:rsid="0017b22e"/>
    </style:style>
    <style:style style:name="T3" style:family="text">
      <style:text-properties officeooo:rsid="00187bc8"/>
    </style:style>
    <style:style style:name="T4" style:family="text">
      <style:text-properties officeooo:rsid="001aa5be"/>
    </style:style>
    <style:style style:name="T5" style:family="text">
      <style:text-properties officeooo:rsid="001b8052"/>
    </style:style>
    <style:style style:name="T6" style:family="text">
      <style:text-properties officeooo:rsid="001d1a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select distinct ci.nome_cidade<text:line-break/>from clientes c inner join cidades ci on<text:line-break/><text:tab/>(c.id_cidade = ci.id_cidade);<text:line-break/></text:p>
      <text:p text:style-name="P1">2.</text:p>
      <text:p text:style-name="P1"/>
      <text:p text:style-name="P1">select <text:s/>c.nome as Cliente, v.data_venda as Data<text:line-break/>from clientes c inner join vendas v on<text:line-break/><text:tab/>(c.id_cliente = v.id_cliente)<text:line-break/>order by Data;</text:p>
      <text:p text:style-name="P1"/>
      <text:p text:style-name="P1">3.</text:p>
      <text:p text:style-name="P1"/>
      <text:p text:style-name="P1">select <text:s/>c.nome as Cliente, v.id_venda as ID_Venda<text:line-break/>from clientes c left join vendas v on<text:line-break/><text:tab/>(c.id_cliente = v.id_cliente)<text:line-break/>order by ID_Venda;</text:p>
      <text:p text:style-name="P1"/>
      <text:p text:style-name="P2">4.</text:p>
      <text:p text:style-name="P2"/>
      <text:p text:style-name="P3">select <text:span text:style-name="T2">distinct </text:span>c.Cpf as CPF, <text:span text:style-name="T3">distinct </text:span>c.nome as Cliente<text:line-break/>from clientes c inner join vendas v on<text:line-break/><text:tab/>(c.id_cliente = v.id_cliente) inner join cidades ci on <text:line-break/> <text:s text:c="3"/>(c.id_cidade = ci.id_cidade)<text:line-break/>where ci.nome_cidade = "Torres" <text:span text:style-name="T2">and</text:span></text:p>
      <text:p text:style-name="P3"><text:tab/><text:span text:style-name="T2">v.total.venda &gt; 5000</text:span><text:line-break/></text:p>
      <text:p text:style-name="P4">5.</text:p>
      <text:p text:style-name="P4"/>
      <text:p text:style-name="P4">select <text:s/>p.* , sum(vi.quant) as Vendido<text:line-break/>from produtos p inner join vendas_itens vi on<text:line-break/><text:tab/>(p.id_produto = vi.id_produto) <text:line-break/>group by p.id_produto<text:line-break/>order by Vendido desc<text:line-break/>limit 1;<text:line-break/></text:p>
      <text:p text:style-name="P5">6.</text:p>
      <text:p text:style-name="P5"/>
      <text:p text:style-name="P5">select <text:s/>c.* , count(c.id_cliente) as ComprouVezes<text:line-break/>from clientes c inner join vendas v on<text:line-break/><text:tab/>(c.id_cliente = v.id_cliente) <text:line-break/>group by c.id_cliente<text:line-break/>order by ComprouVezes <text:line-break/><text:span text:style-name="T1">limit 1;</text:span></text:p>
      <text:p text:style-name="P5"/>
      <text:p text:style-name="P6">7.</text:p>
      <text:p text:style-name="P6"/>
      <text:p text:style-name="P6">drop view if exists VW_Info_vendas;<text:line-break/>create view VW_Info_vendas <text:line-break/>as select <text:s/>v.id_venda as ID_venda, v.Data_venda AS DataVenda, v.total_venda as Total, c.id_cliente <text:soft-page-break/>as ID_Cliente, c.cpf as Cpf, c.nome As Cliente, <text:line-break/>c.data_nasc as Nascido, c.id_cidade as ID_Cidade<text:line-break/>from clientes c inner join vendas v on<text:line-break/><text:tab/>(c.id_cliente = v.id_cliente) <text:line-break/><text:line-break/></text:p>
      <text:p text:style-name="P7">a) </text:p>
      <text:p text:style-name="P7"/>
      <text:p text:style-name="P7">select VW.DataVenda as Data, VW.Total as Valor, VW.Cliente as Comprador<text:line-break/>from VW_info_vendas VW<text:line-break/>order by valor desc<text:line-break/>limit 5;</text:p>
      <text:p text:style-name="P7"/>
      <text:p text:style-name="P8">b)</text:p>
      <text:p text:style-name="P8"/>
      <text:p text:style-name="P8">select ci.Nome_cidade as Cidade<text:line-break/>from VW_info_vendas VW inner join Cidades ci on<text:line-break/><text:tab/>(VW.id_cidade = ci.id_cidade)<text:line-break/>order by VW.Total desc<text:line-break/></text:p>
      <text:p text:style-name="P9">8. <text:span text:style-name="T4">fazer….</text:span></text:p>
      <text:p text:style-name="P9"/>
      <text:p text:style-name="P10">Delimiter // </text:p>
      <text:p text:style-name="P10">create procedure SP_inserir_cidade(in id int, in nome varchar(30), <text:s/>in estado varchar(3)</text:p>
      <text:p text:style-name="P10">begin</text:p>
      <text:p text:style-name="P10">insert into cidade values (id, nome, estado);</text:p>
      <text:p text:style-name="P10">end //</text:p>
      <text:p text:style-name="P10">delimiter ;</text:p>
      <text:p text:style-name="P10"/>
      <text:p text:style-name="P10">call <text:s/>SP_inserir_cidade( 01, ‘osorio’ , ‘rs’);</text:p>
      <text:p text:style-name="P10"/>
      <text:p text:style-name="P10">9. fazer….</text:p>
      <text:p text:style-name="P10"/>
      <text:p text:style-name="P10">Delimiter // </text:p>
      <text:p text:style-name="P10">create procedure calcularValor (in id int, out novoValor Decimal(10,2) )</text:p>
      <text:p text:style-name="P10">begin </text:p>
      <text:p text:style-name="P10"><text:tab/>Declare X Decimal (10,2);</text:p>
      <text:p text:style-name="P10">Select valor_unit INTO X</text:p>
      <text:p text:style-name="P10">from produtos</text:p>
      <text:p text:style-name="P10">Where id-produto = id;</text:p>
      <text:p text:style-name="P10"/>
      <text:p text:style-name="P10"><text:span text:style-name="T5">Set </text:span>novoValor = X – X*0.3;</text:p>
      <text:p text:style-name="P10"/>
      <text:p text:style-name="P10">End//</text:p>
      <text:p text:style-name="P10">delimiter ;</text:p>
      <text:p text:style-name="P10"/>
      <text:p text:style-name="P10">call calcularValor (<text:span text:style-name="T5">10, @novoValor </text:span>);</text:p>
      <text:p text:style-name="P10"/>
      <text:p text:style-name="P11">10. fazer….</text:p>
      <text:p text:style-name="P11"/>
      <text:p text:style-name="P11">Delimiter //</text:p>
      <text:p text:style-name="P11">create trigger dimiui-estoque</text:p>
      <text:p text:style-name="P11"><text:soft-page-break/>after insert on vedas-itens</text:p>
      <text:p text:style-name="P11">for each rin begin</text:p>
      <text:p text:style-name="P11"><text:tab/><text:span text:style-name="T6">update estoque</text:span></text:p>
      <text:p text:style-name="P11"><text:tab/><text:span text:style-name="T6">set quantidade = quantidade – new.quant</text:span></text:p>
      <text:p text:style-name="P11"><text:tab/><text:span text:style-name="T6">where id_produto = new.id_produto;</text:span></text:p>
      <text:p text:style-name="P12">End//</text:p>
      <text:p text:style-name="P12">delimiter ;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9:38:05.213000000</meta:creation-date>
    <dc:date>2019-06-26T22:34:34.889000000</dc:date>
    <meta:editing-duration>PT1H11M29S</meta:editing-duration>
    <meta:editing-cycles>7</meta:editing-cycles>
    <meta:generator>LibreOffice/6.0.4.2$Windows_X86_64 LibreOffice_project/9b0d9b32d5dcda91d2f1a96dc04c645c450872bf</meta:generator>
    <meta:document-statistic meta:table-count="0" meta:image-count="0" meta:object-count="0" meta:page-count="3" meta:paragraph-count="49" meta:word-count="339" meta:character-count="2261" meta:non-whitespace-character-count="1928"/>
  </office:meta>
</office:document-meta>
</file>